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8.25pt"/>
    </style:style>
    <style:style style:name="co2" style:family="table-column">
      <style:table-column-properties fo:break-before="auto" style:column-width="190.6pt"/>
    </style:style>
    <style:style style:name="co3" style:family="table-column">
      <style:table-column-properties fo:break-before="auto" style:column-width="159.59pt"/>
    </style:style>
    <style:style style:name="co4" style:family="table-column">
      <style:table-column-properties fo:break-before="auto" style:column-width="150.55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00cc00" style:cell-protect="protected" style:print-content="true" style:text-align-source="fix" style:repeat-content="false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#ffff66" style:cell-protect="protected" style:print-content="true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00ffff" style:cell-protect="protected" style:print-content="true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3pt solid #ff3333"/>
      <style:paragraph-properties fo:text-align="center" fo:margin-left="0pt"/>
    </style:style>
    <style:style style:name="ce13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7" style:family="table-cell" style:parent-style-name="Default">
      <style:table-cell-properties fo:border-bottom="3pt solid #ff3333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51pt solid #000000" style:cell-protect="protected" style:print-content="true" style:text-align-source="fix" style:repeat-content="false" fo:background-color="transparent" fo:border-left="0.51pt solid #000000" fo:border-right="3pt solid #ff3333" fo:border-top="3pt solid #ff3333"/>
      <style:paragraph-properties fo:text-align="center" fo:margin-left="0pt"/>
    </style:style>
    <style:style style:name="ce22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7]&gt;[.B6])" style:apply-style-name="Error" style:base-cell-address="ATMega328P.B7"/>
    </style:style>
    <style:style style:name="ce34" style:family="table-cell" style:parent-style-name="Default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5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9]&gt;[.D13]*1.25)" style:apply-style-name="Error" style:base-cell-address="ATMega328P.B9"/>
    </style:style>
    <style:style style:name="ce24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.B11"/>
    </style:style>
    <style:style style:name="ce37" style:family="table-cell" style:parent-style-name="Default" style:data-style-name="N1">
      <style:table-cell-properties fo:border-bottom="0.51pt solid #000000" fo:background-color="#00ffff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8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3]&gt;[.B14])" style:apply-style-name="Error" style:base-cell-address="ATMega328P.B13"/>
    </style:style>
    <style:style style:name="ce27" style:family="table-cell" style:parent-style-name="Default" style:data-style-name="N125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9" style:family="table-cell" style:parent-style-name="Default">
      <style:table-cell-properties fo:border-bottom="3pt solid #ff3333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color="#ffff66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fo:border-bottom="0.74pt solid #000000" fo:background-color="#00ffff" style:cell-protect="protected" style:print-content="true" style:text-align-source="fix" style:repeat-content="false" fo:border-left="none" fo:border-right="3pt solid #3333ff" fo:border-top="0.74pt solid #000000"/>
      <style:paragraph-properties fo:text-align="center" fo:margin-left="0pt"/>
    </style:style>
    <style:style style:name="ce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3pt solid #3333ff" fo:border-top="0.74pt solid #000000"/>
      <style:paragraph-properties fo:text-align="center" fo:margin-left="0pt"/>
    </style:style>
    <style:style style:name="ce43" style:family="table-cell" style:parent-style-name="Default" style:data-style-name="N122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order-bottom="0.74pt solid #000000" fo:background-color="#ffff99" style:cell-protect="protected" style:print-content="true" style:text-align-source="fix" style:repeat-content="false" fo:border-left="3pt solid #3333ff" fo:border-right="3pt solid #0000ff" fo:border-top="3pt solid #0000ff"/>
      <style:paragraph-properties fo:text-align="center" fo:margin-left="0pt"/>
    </style:style>
    <style:style style:name="ce45" style:family="table-cell" style:parent-style-name="Default" style:data-style-name="N123">
      <style:table-cell-properties fo:border-bottom="3pt solid #3333ff" style:cell-protect="protected" style:print-content="true" style:text-align-source="fix" style:repeat-content="false" fo:border-left="3pt solid #3333ff" fo:border-right="3pt solid #0000ff" fo:border-top="0.74pt solid #000000"/>
      <style:paragraph-properties fo:text-align="center" fo:margin-left="0pt"/>
    </style:style>
    <style:style style:name="ce21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7]&gt;[.B6])" style:apply-style-name="Error" style:base-cell-address="ATMega1284P.B7"/>
    </style:style>
    <style:style style:name="ce54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9]&gt;[.D13]*1.25)" style:apply-style-name="Error" style:base-cell-address="ATMega1284P.B9"/>
    </style:style>
    <style:style style:name="ce52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.B11"/>
    </style:style>
    <style:style style:name="ce56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3]&gt;[.B14])" style:apply-style-name="Error" style:base-cell-address="ATMega1284P.B13"/>
    </style:style>
    <style:style style:name="T1" style:family="text">
      <style:text-properties fo:color="#ffff66"/>
    </style:style>
  </office:automatic-styles>
  <office:body>
    <office:spreadsheet table:structure-protected="true" table:protection-key="+SVynUwv6RUYdEf2w4c/eivnu54=" table:protection-key-digest-algorithm="http://www.w3.org/2000/09/xmldsig#sha1">
      <table:calculation-settings table:automatic-find-labels="false" table:use-regular-expressions="false" table:use-wildcards="true"/>
      <table:table table:name="ATMega328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9"/>
          <table:table-cell table:style-name="ce46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11"/>
          <table:table-cell/>
        </table:table-row>
        <table:table-row table:style-name="ro2">
          <table:table-cell table:style-name="ce5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yellow cells B7 and B9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FACTOR for tmBatteryResDiv is in cell B12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20" table:formula="of:=1024*[.B15]/1000" office:value-type="float" office:value="6.27" calcext:value-type="float">
            <text:p>6.27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Vin[V]</text:p>
          </table:table-cell>
          <table:table-cell table:style-name="ce22" office:value-type="float" office:value="5.7" calcext:value-type="float">
            <text:p>5.7</text:p>
          </table:table-cell>
          <table:table-cell table:style-name="ce11" office:value-type="string" calcext:value-type="string">
            <text:p>inpu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Rhigh[kOhm]</text:p>
          </table:table-cell>
          <table:table-cell table:style-name="ce35" office:value-type="float" office:value="470" calcext:value-type="float">
            <text:p>470</text:p>
          </table:table-cell>
          <table:table-cell table:style-name="ce19" office:value-type="string" calcext:value-type="string">
            <text:p>inpu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8]+[.B9]" office:value-type="float" office:value="570" calcext:value-type="float">
            <text:p>570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ctual_divider_ratio</text:p>
          </table:table-cell>
          <table:table-cell table:style-name="ce24" table:formula="of:=[.B8]/[.B10]" office:value-type="float" office:value="0.175438596491228" calcext:value-type="float">
            <text:p>0.175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1])" office:value-type="float" office:value="5700" calcext:value-type="float">
            <text:p>5700</text:p>
          </table:table-cell>
          <table:table-cell table:style-name="ce41" office:value-type="string" calcext:value-type="string">
            <text:p>FACTOR in sketch</text:p>
          </table:table-cell>
          <table:table-cell table:style-name="ce44" office:value-type="string" calcext:value-type="string">
            <text:p>Rhigh for best resolution[kOhm]</text:p>
          </table:table-cell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38" table:formula="of:=[.B7]*[.B11]" office:value-type="float" office:value="1" calcext:value-type="float">
            <text:p>1.000</text:p>
          </table:table-cell>
          <table:table-cell table:style-name="ce42" office:value-type="string" calcext:value-type="string">
            <text:p>must be &lt; Vbandgap</text:p>
          </table:table-cell>
          <table:table-cell table:style-name="ce45" table:formula="of:=[.B8]*([.B6]/[.B14]-1)" office:value-type="float" office:value="470" calcext:value-type="float">
            <text:p>470</text:p>
          </table:table-cell>
          <table:table-cell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1.1" calcext:value-type="float">
            <text:p>1.1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4]/1024*1000/[.B11]" office:value-type="float" office:value="6.123046875" calcext:value-type="float">
            <text:p>6.1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conversion result (0..1023)</text:p>
          </table:table-cell>
          <table:table-cell table:style-name="ce34" table:formula="of:=FLOOR([.B13]/[.B14]*1024)" office:value-type="float" office:value="930" calcext:value-type="float">
            <text:p>930</text:p>
          </table:table-cell>
          <table:table-cell table:style-name="ce43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</text:p>
          </table:table-cell>
          <table:table-cell table:style-name="ce39" table:formula="of:=ROUND([.B16]/1024*[.B14]*[.B12])" office:value-type="float" office:value="5694" calcext:value-type="float">
            <text:p>5694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.B13:ATMega328P.B13">
            <calcext:condition calcext:apply-style-name="Error" calcext:value="formula-is([.B13]&gt;[.B14])" calcext:base-cell-address="ATMega328P.B13"/>
          </calcext:conditional-format>
          <calcext:conditional-format calcext:target-range-address="ATMega328P.B9:ATMega328P.B9">
            <calcext:condition calcext:apply-style-name="Error" calcext:value="formula-is([.B9]&gt;[.D13]*1.25)" calcext:base-cell-address="ATMega328P.B9"/>
          </calcext:conditional-format>
          <calcext:conditional-format calcext:target-range-address="ATMega328P.B11:ATMega328P.B11">
            <calcext:condition calcext:apply-style-name="Error" calcext:value="&gt;1" calcext:base-cell-address="ATMega328P.B11"/>
          </calcext:conditional-format>
          <calcext:conditional-format calcext:target-range-address="ATMega328P.B7:ATMega328P.B7">
            <calcext:condition calcext:apply-style-name="Error" calcext:value="formula-is([.B7]&gt;[.B6])" calcext:base-cell-address="ATMega328P.B7"/>
          </calcext:conditional-format>
        </calcext:conditional-formats>
      </table:table>
      <table:table table:name="ATMega1284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9"/>
          <table:table-cell table:style-name="ce46" office:value-type="string" calcext:value-type="string" table:number-columns-spanned="6" table:number-rows-spanned="1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covered-table-cell table:style-name="ce11"/>
          <table:covered-table-cell table:number-columns-repeated="4"/>
        </table:table-row>
        <table:table-row table:style-name="ro2">
          <table:table-cell table:style-name="ce5"/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8" office:value-type="string" calcext:value-type="string">
            <text:p>1. enter yellow cells B7 and B9</text:p>
          </table:table-cell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2. FACTOR for tmBatteryResDiv is in cell B12</text:p>
          </table:table-cell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20" table:formula="of:=1024*[.B15]/1000" office:value-type="float" office:value="3.24266666666667" calcext:value-type="float">
            <text:p>3.24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13" office:value-type="string" calcext:value-type="string">
            <text:p>Vin[V]</text:p>
          </table:table-cell>
          <table:table-cell table:style-name="ce21" office:value-type="float" office:value="2.7" calcext:value-type="float">
            <text:p>2.7</text:p>
          </table:table-cell>
          <table:table-cell table:style-name="ce11" office:value-type="string" calcext:value-type="string">
            <text:p>inpu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270" calcext:value-type="float">
            <text:p>27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54" office:value-type="float" office:value="72" calcext:value-type="float">
            <text:p>72</text:p>
          </table:table-cell>
          <table:table-cell table:style-name="ce19" office:value-type="string" calcext:value-type="string">
            <text:p>inpu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8]+[.B9]" office:value-type="float" office:value="342" calcext:value-type="float">
            <text:p>34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52" table:formula="of:=[.B8]/[.B10]" office:value-type="float" office:value="0.789473684210526" calcext:value-type="float">
            <text:p>0.789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1])" office:value-type="float" office:value="1267" calcext:value-type="float">
            <text:p>1267</text:p>
          </table:table-cell>
          <table:table-cell table:style-name="ce41" office:value-type="string" calcext:value-type="string">
            <text:p>FACTOR in sketch</text:p>
          </table:table-cell>
          <table:table-cell table:style-name="ce44" office:value-type="string" calcext:value-type="string">
            <text:p>Rhigh for best resolution[kOhm]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56" table:formula="of:=[.B7]*[.B11]" office:value-type="float" office:value="2.13157894736842" calcext:value-type="float">
            <text:p>2.132</text:p>
          </table:table-cell>
          <table:table-cell table:style-name="ce42" office:value-type="string" calcext:value-type="string">
            <text:p>must be &lt; Vbandgap</text:p>
          </table:table-cell>
          <table:table-cell table:style-name="ce45" table:formula="of:=[.B8]*([.B6]/[.B14]-1)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2.56" calcext:value-type="float">
            <text:p>2.56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4]/1024*1000/[.B11]" office:value-type="float" office:value="3.16666666666667" calcext:value-type="float">
            <text:p>3.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ADC conversion result (0..1023)</text:p>
          </table:table-cell>
          <table:table-cell table:style-name="ce34" table:formula="of:=FLOOR([.B13]/[.B14]*1024)" office:value-type="float" office:value="852" calcext:value-type="float">
            <text:p>852</text:p>
          </table:table-cell>
          <table:table-cell table:style-name="ce43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7" office:value-type="string" calcext:value-type="string">
            <text:p>tmBattery measurement result[mV]</text:p>
          </table:table-cell>
          <table:table-cell table:style-name="ce39" table:formula="of:=ROUND([.B16]/1024*[.B14]*[.B12])" office:value-type="float" office:value="2699" calcext:value-type="float">
            <text:p>2699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6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ATMega1284P.B13:ATMega1284P.B13">
            <calcext:condition calcext:apply-style-name="Error" calcext:value="formula-is([.B13]&gt;[.B14])" calcext:base-cell-address="ATMega1284P.B13"/>
          </calcext:conditional-format>
          <calcext:conditional-format calcext:target-range-address="ATMega1284P.B9:ATMega1284P.B9">
            <calcext:condition calcext:apply-style-name="Error" calcext:value="formula-is([.B9]&gt;[.D13]*1.25)" calcext:base-cell-address="ATMega1284P.B9"/>
          </calcext:conditional-format>
          <calcext:conditional-format calcext:target-range-address="ATMega1284P.B7:ATMega1284P.B7">
            <calcext:condition calcext:apply-style-name="Error" calcext:value="formula-is([.B7]&gt;[.B6])" calcext:base-cell-address="ATMega1284P.B7"/>
          </calcext:conditional-format>
          <calcext:conditional-format calcext:target-range-address="ATMega1284P.B11:ATMega1284P.B11">
            <calcext:condition calcext:apply-style-name="Error" calcext:value="&gt;1" calcext:base-cell-address="ATMega1284P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P0" style:volatile="true">
      <number:number number:decimal-places="3" loext:min-decimal-places="3" number:min-integer-digits="1"/>
    </number:number-style>
    <number:number-style style:name="N124" number:title="U~ser-defined">
      <style:text-properties fo:color="#ff0000"/>
      <number:text>-</number:text>
      <number:number number:decimal-places="3" loext:min-decimal-places="3" number:min-integer-digits="1"/>
      <style:map style:condition="value()&gt;=0" style:apply-style-name="N124P0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49:20.79218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7:16:34.754693349</meta:creation-date>
    <dc:date>2022-01-08T16:03:39.165298657</dc:date>
    <meta:editing-duration>PT2H49M12S</meta:editing-duration>
    <meta:editing-cycles>52</meta:editing-cycles>
    <meta:generator>LibreOffice/6.0.7.3$Linux_X86_64 LibreOffice_project/00m0$Build-3</meta:generator>
    <meta:document-statistic meta:table-count="2" meta:cell-count="86" meta:object-count="0"/>
  </office:meta>
</office:document-meta>
</file>